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91.03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91.32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color="#000000"/>
    </style:style>
    <style:style style:name="ce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cc33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00cc33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Temps prévisionnel</text:p>
          </table:table-cell>
          <table:table-cell table:style-name="ce1" office:value-type="string" calcext:value-type="string">
            <text:p>How to Demo</text:p>
          </table:table-cell>
          <table:table-cell table:style-name="ce1" office:value-type="string" calcext:value-type="string">
            <text:p>Etat</text:p>
          </table:table-cell>
          <table:table-cell table:style-name="ce1" office:value-type="string" calcext:value-type="string">
            <text:p>Assigné</text:p>
          </table:table-cell>
        </table:table-row>
        <table:table-row table:style-name="ro1"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3 jours</text:p>
          </table:table-cell>
          <table:table-cell table:style-name="ce2"/>
          <table:table-cell table:style-name="ce2" office:value-type="string" calcext:value-type="string">
            <text:p>Terminé</text:p>
          </table:table-cell>
          <table:table-cell table:style-name="ce7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2</text:p>
          </table:table-cell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string" calcext:value-type="string">
            <text:p>1.3</text:p>
          </table:table-cell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/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xel Fauconnier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Test de requetes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3" office:value-type="string" calcext:value-type="string">
            <text:p>4.1</text:p>
          </table:table-cell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Navigation dans le site</text:p>
          </table:table-cell>
          <table:table-cell table:style-name="ce3" office:value-type="string" calcext:value-type="string">
            <text:p>En cours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5.1</text:p>
          </table:table-cell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5.2</text:p>
          </table:table-cell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recherche vehicule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6.1</text:p>
          </table:table-cell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d'un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4.5</text:p>
          </table:table-cell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reation fiche type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5.3</text:p>
          </table:table-cell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6.2</text:p>
          </table:table-cell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1 jour</text:p>
          </table:table-cell>
          <table:table-cell table:style-name="ce3" office:value-type="string" calcext:value-type="string">
            <text:p>Connexion au compte test</text:p>
          </table:table-cell>
          <table:table-cell table:style-name="ce3" office:value-type="string" calcext:value-type="string">
            <text:p>Terminé</text:p>
          </table:table-cell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6.3</text:p>
          </table:table-cell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Recherche d'un vehicule dans la BDD</text:p>
          </table:table-cell>
          <table:table-cell table:style-name="ce3"/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4" office:value-type="string" calcext:value-type="string">
            <text:p>7.1</text:p>
          </table:table-cell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1 jour</text:p>
          </table:table-cell>
          <table:table-cell table:style-name="ce4" office:value-type="string" calcext:value-type="string">
            <text:p>Remplissage profil test</text:p>
          </table:table-cell>
          <table:table-cell table:style-name="ce4"/>
          <table:table-cell table:style-name="ce9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2 jours</text:p>
          </table:table-cell>
          <table:table-cell table:style-name="ce4" office:value-type="string" calcext:value-type="string">
            <text:p>Simulation achat/location et consultation de l'historique</text:p>
          </table:table-cell>
          <table:table-cell table:style-name="ce4"/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7.3</text:p>
          </table:table-cell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Mise en favori d'un véhicul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8.1</text:p>
          </table:table-cell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Connexion au compte admin test</text:p>
          </table:table-cell>
          <table:table-cell table:style-name="ce3"/>
          <table:table-cell table:style-name="ce8" office:value-type="string" calcext:value-type="string">
            <text:p>Sofiane Bessai</text:p>
          </table:table-cell>
        </table:table-row>
        <table:table-row table:style-name="ro1">
          <table:table-cell/>
          <table:table-cell table:style-name="ce3" office:value-type="string" calcext:value-type="string">
            <text:p>8.2</text:p>
          </table:table-cell>
          <table:table-cell office:value-type="string" calcext:value-type="string">
            <text:p>Outils d'administration liste de véhicule</text:p>
          </table:table-cell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3 jours</text:p>
          </table:table-cell>
          <table:table-cell table:style-name="ce3" office:value-type="string" calcext:value-type="string">
            <text:p>Ajout et suppression d'un véhicule dans la BDD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5" office:value-type="string" calcext:value-type="string">
            <text:p>8.3</text:p>
          </table:table-cell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Acceptation et refus de la soumission d'un véhicule test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9.1</text:p>
          </table:table-cell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achat véhicule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9.2</text:p>
          </table:table-cell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location véhicule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3" office:value-type="string" calcext:value-type="string">
            <text:p>9.3</text:p>
          </table:table-cell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 jours</text:p>
          </table:table-cell>
          <table:table-cell table:style-name="ce3" office:value-type="string" calcext:value-type="string">
            <text:p>Simulation paiement</text:p>
          </table:table-cell>
          <table:table-cell table:style-name="ce3"/>
          <table:table-cell table:style-name="ce8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3 jours</text:p>
          </table:table-cell>
          <table:table-cell table:style-name="ce4" office:value-type="string" calcext:value-type="string">
            <text:p>Recherche d'un véhicule avec multiples paramètres </text:p>
          </table:table-cell>
          <table:table-cell table:style-name="ce4"/>
          <table:table-cell table:style-name="ce9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3 jours</text:p>
          </table:table-cell>
          <table:table-cell table:style-name="ce5" office:value-type="string" calcext:value-type="string">
            <text:p>Mise en vente et location d'un vehicule test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4 jours</text:p>
          </table:table-cell>
          <table:table-cell table:style-name="ce4"/>
          <table:table-cell table:style-name="ce4" office:value-type="string" calcext:value-type="string">
            <text:p>En cours</text:p>
          </table:table-cell>
          <table:table-cell table:style-name="ce9" office:value-type="string" calcext:value-type="string">
            <text:p>Alexandre Biemar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4 jours</text:p>
          </table:table-cell>
          <table:table-cell table:style-name="ce4" office:value-type="string" calcext:value-type="string">
            <text:p>Test récupération MDP</text:p>
          </table:table-cell>
          <table:table-cell table:style-name="ce4"/>
          <table:table-cell table:style-name="ce9"/>
        </table:table-row>
        <table:table-row table:style-name="ro1">
          <table:table-cell/>
          <table:table-cell table:style-name="ce5" office:value-type="string" calcext:value-type="string">
            <text:p>13.1</text:p>
          </table:table-cell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Envoi d'un rapport au SAV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3.2</text:p>
          </table:table-cell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Choix d'une assuranc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Post d'un commentaire et notation véhicul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9.4</text:p>
          </table:table-cell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Choix des différents types de paiement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5.1</text:p>
          </table:table-cell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'un véhicule via une offre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5" office:value-type="string" calcext:value-type="string">
            <text:p>15.2</text:p>
          </table:table-cell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Achat/location de véhicules et observation de la fidelité</text:p>
          </table:table-cell>
          <table:table-cell table:style-name="ce5"/>
          <table:table-cell table:style-name="ce10"/>
        </table:table-row>
        <table:table-row table:style-name="ro1">
          <table:table-cell/>
          <table:table-cell table:style-name="ce6" office:value-type="string" calcext:value-type="string">
            <text:p>15.3</text:p>
          </table:table-cell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 jour</text:p>
          </table:table-cell>
          <table:table-cell table:style-name="ce6" office:value-type="string" calcext:value-type="string">
            <text:p>Location d'un véhicule avec forfait</text:p>
          </table:table-cell>
          <table:table-cell table:style-name="ce6"/>
          <table:table-cell table:style-name="ce11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mportan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MCD BDD véhicules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comp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BDD locations/ventes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CD final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ception BDD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principale sit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achat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recherche de véhicule (location)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mulaire création de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che information du véhicule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page de recherche → BDD véhicule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de connexion au compte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en création/connexion → BDD utilisateur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Profil utilisateur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istorique activité utilisateur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Favoris utilisateur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nexion compte administrateur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ils d'administration liste de véhicule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Acceptation/Refus de mise en vente véhicule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achat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face location véhicule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ge informations de paiement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Ajout critères de recherche supplémentaires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ption de mise en vente/location pour un particulier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CSS site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Hachage mdp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Page SAV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hoix d'assurances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notation et commentaire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Différent types de paiement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Offres promotionnelles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Système de fidélité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Système de forfaits de location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20:46:13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15:35.603645489</meta:creation-date>
    <dc:date>2017-03-24T20:48:05.780000000</dc:date>
    <meta:editing-duration>PT2H53M35S</meta:editing-duration>
    <meta:editing-cycles>10</meta:editing-cycles>
    <meta:generator>LibreOffice/5.1.6.2$Windows_x86 LibreOffice_project/07ac168c60a517dba0f0d7bc7540f5afa45f0909</meta:generator>
    <meta:document-statistic meta:table-count="1" meta:cell-count="255" meta:object-count="0"/>
  </office:meta>
</office:document-meta>
</file>